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1.5in" style:rel-column-width="14524*"/>
    </style:style>
    <style:style style:name="Table1.B" style:family="table-column">
      <style:table-column-properties style:column-width="5.2681in" style:rel-column-width="51011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10pt" officeooo:paragraph-rsid="00312999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Calibri1" fo:font-size="10pt" officeooo:paragraph-rsid="002f67ef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0pt" officeooo:rsid="00325f52" officeooo:paragraph-rsid="00325f52" style:font-size-asian="10pt" style:font-size-complex="10pt"/>
    </style:style>
    <style:style style:name="P10" style:family="paragraph" style:parent-style-name="Text_20_body">
      <style:text-properties style:font-name="Calibri1" fo:font-size="10pt" style:font-size-asian="10pt" style:font-size-complex="10pt"/>
    </style:style>
    <style:style style:name="P11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12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3" style:family="paragraph" style:parent-style-name="Text_20_body">
      <style:text-properties style:font-name="Calibri1" fo:font-size="10pt" officeooo:paragraph-rsid="002f67e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dd7f8" officeooo:paragraph-rsid="002dd7f8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9bfd"/>
    </style:style>
    <style:style style:name="T3" style:family="text">
      <style:text-properties officeooo:rsid="002777af"/>
    </style:style>
    <style:style style:name="T4" style:family="text">
      <style:text-properties officeooo:rsid="0027ff99"/>
    </style:style>
    <style:style style:name="T5" style:family="text">
      <style:text-properties officeooo:rsid="002dd7f8"/>
    </style:style>
    <style:style style:name="T6" style:family="text">
      <style:text-properties officeooo:rsid="002f67ef"/>
    </style:style>
    <style:style style:name="T7" style:family="text">
      <style:text-properties officeooo:rsid="002ffc61"/>
    </style:style>
    <style:style style:name="T8" style:family="text">
      <style:text-properties officeooo:rsid="00368d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address"/>
        <text:variable-decl office:value-type="string" text:name="letterdate"/>
        <text:variable-decl office:value-type="string" text:name="remuneration"/>
        <text:variable-decl office:value-type="string" text:name="seq"/>
        <text:variable-decl office:value-type="string" text:name="position"/>
        <text:variable-decl office:value-type="string" text:name="months"/>
        <text:variable-decl office:value-type="string" text:name="startdate"/>
        <text:variable-decl office:value-type="string" text:name="enddate"/>
        <text:variable-decl office:value-type="string" text:name="exitcriteria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ECL/OP/HR/<text:span text:style-name="T7">I</text:span><text:span text:style-name="T8">O</text:span>/<text:variable-set text:name="seq" office:value-type="string">seq</text:variable-set></text:p>
      <text:p text:style-name="P15"><text:variable-set text:name="name" office:value-type="string">name</text:variable-set></text:p>
      <text:p text:style-name="P16"><text:variable-set text:name="address" office:value-type="string">address</text:variable-set></text:p>
      <text:p text:style-name="P10"/>
      <text:p text:style-name="P10">Subject<text:tab/><text:tab/>: Offer <text:span text:style-name="T5">for</text:span> <text:span text:style-name="T5">Internship</text:span></text:p>
      <text:p text:style-name="P10"/>
      <text:p text:style-name="P10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10"/>
      <text:p text:style-name="P10"/>
      <text:p text:style-name="P10">Congratulations!</text:p>
      <text:p text:style-name="P10"/>
      <text:p text:style-name="P10">We are very pleased to offer you an internship with Spectrum Engineering Consortium (Pvt.) Ltd. for a period of <text:variable-set text:name="months" office:value-type="string">months</text:variable-set><text:s/>months. Please find the following details of this internship offer: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2648484185968">
          <table:table-cell table:style-name="Table1.A1" office:value-type="string">
            <text:p text:style-name="P14">Position</text:p>
          </table:table-cell>
          <table:table-cell table:style-name="Table1.B1" office:value-type="string">
            <text:p text:style-name="P6"><text:variable-set text:name="position" office:value-type="string">position</text:variable-set></text:p>
          </table:table-cell>
        </table:table-row>
        <table:table-row table:style-name="TableLine2648484192592">
          <table:table-cell table:style-name="Table1.A2" office:value-type="string">
            <text:p text:style-name="P14">Internship Starts on</text:p>
          </table:table-cell>
          <table:table-cell table:style-name="Table1.B2" office:value-type="string">
            <text:p text:style-name="P8"><text:variable-set text:name="startdate" office:value-type="string">startdate</text:variable-set></text:p>
          </table:table-cell>
        </table:table-row>
        <table:table-row table:style-name="TableLine2648484190576">
          <table:table-cell table:style-name="Table1.A2" office:value-type="string">
            <text:p text:style-name="P14">Internship Ends on</text:p>
          </table:table-cell>
          <table:table-cell table:style-name="Table1.B2" office:value-type="string">
            <text:p text:style-name="P6"><text:variable-set text:name="enddate" office:value-type="string">enddate</text:variable-set></text:p>
          </table:table-cell>
        </table:table-row>
        <table:table-row table:style-name="TableLine2648484193744">
          <table:table-cell table:style-name="Table1.A2" office:value-type="string">
            <text:p text:style-name="P14">Remuneration</text:p>
          </table:table-cell>
          <table:table-cell table:style-name="Table1.B2" office:value-type="string">
            <text:p text:style-name="P9"><text:variable-set text:name="remuneration" office:value-type="string">remuneration</text:variable-set></text:p>
          </table:table-cell>
        </table:table-row>
        <table:table-row table:style-name="TableLine2648484194608">
          <table:table-cell table:style-name="Table1.A2" office:value-type="string">
            <text:p text:style-name="P14">Exit Criteria</text:p>
          </table:table-cell>
          <table:table-cell table:style-name="Table1.B2" office:value-type="string">
            <text:p text:style-name="P8"><text:variable-set text:name="exitcriteria" office:value-type="string">exitcriteria</text:variable-set></text:p>
          </table:table-cell>
        </table:table-row>
      </table:table>
      <text:p text:style-name="P10"/>
      <text:p text:style-name="P13">You may be required to work in any units of the company at the sole discretion of the management.</text:p>
      <text:p text:style-name="P13"/>
      <text:p text:style-name="P13"><text:span text:style-name="T3">Please acknowledge your acceptance to this offer </text:span>in <text:span text:style-name="T3">writing (email </text:span><text:span text:style-name="T4">or letter</text:span><text:span text:style-name="T3">)</text:span>.</text:p>
      <text:p text:style-name="P13"/>
      <text:p text:style-name="P13">We take the opportunity to welcome you to this organization and wish you a successful internship stint with us.</text:p>
      <text:p text:style-name="P13"><text:tab/><text:tab/><text:tab/><text:tab/><text:tab/><text:tab/></text:p>
      <text:p text:style-name="P13"/>
      <text:p text:style-name="P11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648484183376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<text:span text:style-name="T6">internship</text:span> <text:span text:style-name="T6">o</text:span>ffer</text:p>
          </table:table-cell>
          <table:covered-table-cell/>
        </table:table-row>
        <table:table-row table:style-name="TableLine2648484190864">
          <table:table-cell table:style-name="Table2.A2" office:value-type="string">
            <text:p text:style-name="P6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2648484182512">
          <table:table-cell table:style-name="Table2.A1" table:number-rows-spanned="3" table:number-columns-spanned="2" office:value-type="string">
            <text:p text:style-name="P7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2648484186544"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11"/>
      <text:p text:style-name="P10"/>
      <text:p text:style-name="P12">Copy:</text:p>
      <text:list xml:id="list2569803838" text:style-name="L1">
        <text:list-item>
          <text:p text:style-name="P17">Finance and Accounts <text:span text:style-name="T2">U</text:span>nit</text:p>
        </text:list-item>
        <text:list-item>
          <text:p text:style-name="P17">HR <text:span text:style-name="T2">U</text:span>nit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2:26.094000000</dc:date>
    <meta:editing-duration>PT4H18M15S</meta:editing-duration>
    <meta:editing-cycles>31</meta:editing-cycles>
    <meta:generator>LibreOffice/7.3.2.2$Windows_X86_64 LibreOffice_project/49f2b1bff42cfccbd8f788c8dc32c1c309559be0</meta:generator>
    <meta:document-statistic meta:table-count="2" meta:image-count="0" meta:object-count="0" meta:page-count="1" meta:paragraph-count="30" meta:word-count="131" meta:character-count="831" meta:non-whitespace-character-count="724"/>
  </office:meta>
</office:document-meta>
</file>